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3" style:family="paragraph" style:parent-style-name="Standard">
      <style:paragraph-properties fo:margin-left="0cm" fo:margin-right="0.145cm" fo:line-height="150%" fo:text-align="justify" style:justify-single-word="false" fo:text-indent="1.229cm" style:auto-text-indent="false">
        <style:tab-stops>
          <style:tab-stop style:position="0cm"/>
        </style:tab-stops>
      </style:paragraph-properties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-0.009cm" fo:line-height="150%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Heading_20_1" style:master-page-name="Standard">
      <style:paragraph-properties fo:margin-top="0cm" fo:margin-bottom="0.988cm" fo:text-align="center" style:justify-single-word="false" style:page-number="auto"/>
      <style:text-properties style:font-name="Times New Roman" fo:font-size="18pt" fo:language="uk" fo:country="UA" style:font-size-asian="18pt" style:font-name-complex="Times New Roman" style:font-size-complex="18pt"/>
    </style:style>
    <style:style style:name="P6" style:family="paragraph" style:parent-style-name="Heading_20_1">
      <style:paragraph-properties fo:margin-top="1.693cm" fo:margin-bottom="0.988cm" fo:line-height="150%" fo:text-align="center" style:justify-single-word="false"/>
      <style:text-properties style:font-name="Times New Roman" fo:font-size="18pt" fo:language="uk" fo:country="UA" style:font-size-asian="18pt" style:font-name-complex="Times New Roman" style:font-size-complex="18pt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АНОТАЦІЯ</text:h>
      <text:p text:style-name="P1"/>
      <text:p text:style-name="P2"><text:span text:style-name="T1">Метою курсової роботи є розробка транслятора для мови програмування високого рівня. Основними блоками даної програми є: низькорівневий текстовий парсер, лексичний аналізатор на основі</text:span> методу до <text:span text:style-name="T1">роздільника, синтаксичний аналізатор методом магазинного автомату та блок генератора і виконання польського інверсного запису (ПОЛІЗ). Результатом роботи є транслятор, який аналізує вхідний код на лексичні та синтаксичні помилку у відповідності до заданої граматики, та виконує дії, які задані в вхідному коді.</text:span></text:p>
      <text:p text:style-name="P3">Пояснювальна записка складається з 44 сторінок, 14 рисунків, 10 таблиць та двох додатків.</text:p>
      <text:h text:style-name="P6" text:outline-level="1">ANNOTATION</text:h>
      <text:p text:style-name="P2"><text:span text:style-name="T2">The purpose of the work is a compiler for programming language development. The main units of this program are: low-level text parser, lexical analyzer based on</text:span><text:span text:style-name="T1"> </text:span><text:span text:style-name="T2">the method to the separators, syntax analyzer method magazine automat and the memory unit of inverse Polish writer (RPN) the generator</text:span><text:span text:style-name="T1"> </text:span><text:span text:style-name="T2">and executor. The result is a compiler, which analyzes the input code for lexical and syntax errors in accordance with a given grammar, and performs actions that are specified in the input code.</text:span></text:p>
      <text:p text:style-name="P4"><text:span text:style-name="T2">Explanatory note consists of </text:span><text:span text:style-name="T1">44</text:span><text:span text:style-name="T2"> pages, </text:span><text:span text:style-name="T1">14</text:span><text:span text:style-name="T2"> figures, </text:span><text:span text:style-name="T1">10</text:span><text:span text:style-name="T2"> tables and two applic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Calibri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Arial" fo:font-size="16pt" fo:language="zxx" fo:country="none" fo:font-weight="bold" style:letter-kerning="true" style:font-size-asian="16pt" style:font-weight-asian="bold" style:font-name-complex="Arial" style:font-size-complex="16pt" style:font-weight-complex="bold"/>
    </style:style>
    <style:style style:name="long_5f_text" style:display-name="long_text" style:family="text">
      <style:text-properties style:font-name-complex="Times New Roman"/>
    </style:style>
    <style:style style:name="hps_20_alt-edited" style:display-name="hps alt-edited" style:family="text" style:parent-style-name="Основной_20_шрифт_20_абзаца"/>
    <style:style style:name="apple-converted-space" style:family="text" style:parent-style-name="Основной_20_шрифт_20_абзаца"/>
    <style:style style:name="hps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36cm" fo:margin-bottom="2cm" fo:margin-left="3cm" fo:margin-right="1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ОТАЦІЯ</dc:title>
    <meta:initial-creator>Deget</meta:initial-creator>
    <meta:creation-date>2013-05-28T13:45:00</meta:creation-date>
    <dc:creator>Aleksey Bodnya</dc:creator>
    <dc:date>2014-04-06T19:16:46</dc:date>
    <meta:print-date>2013-05-17T10:52:00</meta:print-date>
    <meta:editing-cycles>4</meta:editing-cycles>
    <meta:editing-duration>PT1M</meta:editing-duration>
    <meta:generator>LibreOffice/3.5$Linux_x86 LibreOffice_project/350m1$Build-2</meta:generator>
    <meta:document-statistic meta:table-count="0" meta:image-count="0" meta:object-count="0" meta:page-count="1" meta:paragraph-count="6" meta:word-count="174" meta:character-count="1183" meta:non-whitespace-character-count="1015"/>
    <meta:user-defined meta:name="Поле 1"/>
    <meta:user-defined meta:name="Поле 2"/>
    <meta:user-defined meta:name="Поле 3"/>
    <meta:user-defined meta:name="Поле 4"/>
  </office:meta>
</office:document-meta>
</file>